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57D00000106E6CB29CFD198E7B0.png" manifest:media-type="image/png"/>
  <manifest:file-entry manifest:full-path="Pictures/100000000000058200000122EB3F6B49857D72F7.png" manifest:media-type="image/png"/>
  <manifest:file-entry manifest:full-path="Pictures/1000000000000371000000946E0ABBA4B0E9CEF0.png" manifest:media-type="image/png"/>
  <manifest:file-entry manifest:full-path="Pictures/100000000000057200000266CF3132BD55BEE55F.png" manifest:media-type="image/png"/>
  <manifest:file-entry manifest:full-path="Pictures/1000000000000367000000A2B28A16682FD7DF43.png" manifest:media-type="image/png"/>
  <manifest:file-entry manifest:full-path="Pictures/1000000000000364000000DB45E717F1023F75EB.png" manifest:media-type="image/png"/>
  <manifest:file-entry manifest:full-path="Pictures/1000000000000575000001CFA5E89700A7B44034.png" manifest:media-type="image/png"/>
  <manifest:file-entry manifest:full-path="Pictures/1000000000000588000001D3A6732E52BC058AE9.png" manifest:media-type="image/png"/>
  <manifest:file-entry manifest:full-path="Pictures/1000000000000570000002772CF5CFAAAF88610C.png" manifest:media-type="image/png"/>
  <manifest:file-entry manifest:full-path="Pictures/100000000000059100000128166806C6F2B7FB55.png" manifest:media-type="image/png"/>
  <manifest:file-entry manifest:full-path="Pictures/10000000000005730000026D005D03EFE325D0B2.png" manifest:media-type="image/png"/>
  <manifest:file-entry manifest:full-path="Pictures/100000000000056B00000106FC85BA70A16EABAE.png" manifest:media-type="image/png"/>
  <manifest:file-entry manifest:full-path="Pictures/10000000000005930000026FFC3DBD922805A114.png" manifest:media-type="image/png"/>
  <manifest:file-entry manifest:full-path="Pictures/10000000000003430000009C87217B836A45BE5E.png" manifest:media-type="image/png"/>
  <manifest:file-entry manifest:full-path="Pictures/100000000000037E0000009C91F33C155F460740.png" manifest:media-type="image/png"/>
  <manifest:file-entry manifest:full-path="Pictures/100000000000032F000000D5B0D9A58546B9A153.png" manifest:media-type="image/png"/>
  <manifest:file-entry manifest:full-path="Pictures/10000000000003380000007C71E5091757B55537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2" draw:name="Imagen1" text:anchor-type="as-char" svg:width="17cm" svg:height="2.856cm" draw:z-index="0"><draw:image xlink:href="Pictures/1000000000000371000000946E0ABBA4B0E9CEF0.png" xlink:type="simple" xlink:show="embed" xlink:actuate="onLoad" draw:mime-type="image/png"/></draw:frame></text:p>
      <text:p text:style-name="Standard"/>
      <text:p text:style-name="Standard"/>
      <text:p text:style-name="Standard"><draw:frame draw:style-name="fr2" draw:name="Imagen2" text:anchor-type="as-char" svg:width="17cm" svg:height="7.488cm" draw:z-index="1"><draw:image xlink:href="Pictures/100000000000057200000266CF3132BD55BEE55F.png" xlink:type="simple" xlink:show="embed" xlink:actuate="onLoad" draw:mime-type="image/png"/></draw:frame></text:p>
      <text:p text:style-name="Standard"/>
      <text:p text:style-name="Standard"><draw:frame draw:style-name="fr2" draw:name="Imagen3" text:anchor-type="as-char" svg:width="17cm" svg:height="4.288cm" draw:z-index="2"><draw:image xlink:href="Pictures/1000000000000364000000DB45E717F1023F75EB.png" xlink:type="simple" xlink:show="embed" xlink:actuate="onLoad" draw:mime-type="image/png"/></draw:frame></text:p>
      <text:p text:style-name="Standard"><draw:frame draw:style-name="fr2" draw:name="Imagen4" text:anchor-type="as-char" svg:width="17cm" svg:height="5.634cm" draw:z-index="3"><draw:image xlink:href="Pictures/1000000000000575000001CFA5E89700A7B44034.png" xlink:type="simple" xlink:show="embed" xlink:actuate="onLoad" draw:mime-type="image/png"/></draw:frame></text:p>
      <text:p text:style-name="Standard"/>
      <text:p text:style-name="Standard"><draw:frame draw:style-name="fr1" draw:name="Imagen5" text:anchor-type="char" svg:width="17cm" svg:height="3.161cm" draw:z-index="4"><draw:image xlink:href="Pictures/1000000000000367000000A2B28A16682FD7DF43.png" xlink:type="simple" xlink:show="embed" xlink:actuate="onLoad" draw:mime-type="image/png"/></draw:frame><text:soft-page-break/><draw:frame draw:style-name="fr2" draw:name="Imagen6" text:anchor-type="as-char" svg:width="17cm" svg:height="5.606cm" draw:z-index="5"><draw:image xlink:href="Pictures/1000000000000588000001D3A6732E52BC058AE9.png" xlink:type="simple" xlink:show="embed" xlink:actuate="onLoad" draw:mime-type="image/png"/></draw:frame></text:p>
      <text:p text:style-name="Standard"><draw:frame draw:style-name="fr2" draw:name="Imagen7" text:anchor-type="as-char" svg:width="17cm" svg:height="3.17cm" draw:z-index="6"><draw:image xlink:href="Pictures/100000000000057D00000106E6CB29CFD198E7B0.png" xlink:type="simple" xlink:show="embed" xlink:actuate="onLoad" draw:mime-type="image/png"/></draw:frame></text:p>
      <text:p text:style-name="Standard"><draw:frame draw:style-name="fr2" draw:name="Imagen8" text:anchor-type="as-char" svg:width="17cm" svg:height="7.705cm" draw:z-index="7"><draw:image xlink:href="Pictures/1000000000000570000002772CF5CFAAAF88610C.png" xlink:type="simple" xlink:show="embed" xlink:actuate="onLoad" draw:mime-type="image/png"/></draw:frame></text:p>
      <text:p text:style-name="Standard"><draw:frame draw:style-name="fr2" draw:name="Imagen9" text:anchor-type="as-char" svg:width="17cm" svg:height="3.496cm" draw:z-index="8"><draw:image xlink:href="Pictures/100000000000058200000122EB3F6B49857D72F7.png" xlink:type="simple" xlink:show="embed" xlink:actuate="onLoad" draw:mime-type="image/png"/></draw:frame></text:p>
      <text:p text:style-name="Standard"><text:soft-page-break/><draw:frame draw:style-name="fr2" draw:name="Imagen10" text:anchor-type="as-char" svg:width="17cm" svg:height="7.567cm" draw:z-index="9"><draw:image xlink:href="Pictures/10000000000005730000026D005D03EFE325D0B2.png" xlink:type="simple" xlink:show="embed" xlink:actuate="onLoad" draw:mime-type="image/png"/></draw:frame></text:p>
      <text:p text:style-name="Standard"><draw:frame draw:style-name="fr2" draw:name="Imagen11" text:anchor-type="as-char" svg:width="17cm" svg:height="3.21cm" draw:z-index="10"><draw:image xlink:href="Pictures/100000000000056B00000106FC85BA70A16EABAE.png" xlink:type="simple" xlink:show="embed" xlink:actuate="onLoad" draw:mime-type="image/png"/></draw:frame></text:p>
      <text:p text:style-name="Standard"/>
      <text:p text:style-name="Standard"><draw:frame draw:style-name="fr2" draw:name="Imagen12" text:anchor-type="as-char" svg:width="17cm" svg:height="3.53cm" draw:z-index="11"><draw:image xlink:href="Pictures/100000000000059100000128166806C6F2B7FB55.png" xlink:type="simple" xlink:show="embed" xlink:actuate="onLoad" draw:mime-type="image/png"/></draw:frame></text:p>
      <text:p text:style-name="Standard"><draw:frame draw:style-name="fr3" draw:name="Imagen13" text:anchor-type="as-char" svg:width="17cm" svg:height="7.421cm" draw:z-index="12"><draw:image xlink:href="Pictures/10000000000005930000026FFC3DBD922805A114.png" xlink:type="simple" xlink:show="embed" xlink:actuate="onLoad" draw:mime-type="image/png"/></draw:frame></text:p>
      <text:p text:style-name="Standard"><draw:frame draw:style-name="fr2" draw:name="Imagen14" text:anchor-type="as-char" svg:width="17cm" svg:height="3.175cm" draw:z-index="13"><draw:image xlink:href="Pictures/10000000000003430000009C87217B836A45BE5E.png" xlink:type="simple" xlink:show="embed" xlink:actuate="onLoad" draw:mime-type="image/png"/></draw:frame></text:p>
      <text:p text:style-name="Standard"><text:soft-page-break/><draw:frame draw:style-name="fr2" draw:name="Imagen15" text:anchor-type="as-char" svg:width="17cm" svg:height="2.965cm" draw:z-index="14"><draw:image xlink:href="Pictures/100000000000037E0000009C91F33C155F460740.png" xlink:type="simple" xlink:show="embed" xlink:actuate="onLoad" draw:mime-type="image/png"/></draw:frame></text:p>
      <text:p text:style-name="Standard"><draw:frame draw:style-name="fr2" draw:name="Imagen16" text:anchor-type="as-char" svg:width="17cm" svg:height="4.441cm" draw:z-index="15"><draw:image xlink:href="Pictures/100000000000032F000000D5B0D9A58546B9A153.png" xlink:type="simple" xlink:show="embed" xlink:actuate="onLoad" draw:mime-type="image/png"/></draw:frame></text:p>
      <text:p text:style-name="Standard"><draw:frame draw:style-name="fr1" draw:name="Imagen17" text:anchor-type="char" svg:width="17cm" svg:height="2.558cm" draw:z-index="16"><draw:image xlink:href="Pictures/10000000000003380000007C71E5091757B55537.png" xlink:type="simple" xlink:show="embed" xlink:actuate="onLoad" draw:mime-type="image/png"/></draw:frame>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11-29T20:55:14.635000000</meta:creation-date>
    <dc:date>2023-11-30T19:18:00.545000000</dc:date>
    <meta:editing-duration>PT18M42S</meta:editing-duration>
    <meta:editing-cycles>2</meta:editing-cycles>
    <meta:generator>LibreOffice/7.1.2.2$Windows_X86_64 LibreOffice_project/8a45595d069ef5570103caea1b71cc9d82b2aae4</meta:generator>
    <meta:document-statistic meta:table-count="0" meta:image-count="17" meta:object-count="0" meta:page-count="4" meta:paragraph-count="15" meta:word-count="0" meta:character-count="0" meta:non-whitespace-character-count="0"/>
  </office:meta>
</office:document-meta>
</file>